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Normální" style:family="paragraph">
      <style:text-properties fo:font-weight="bold" style:font-weight-asian="bold"/>
    </style:style>
    <style:style style:name="P19" style:parent-style-name="Nadpis1" style:family="paragraph">
      <style:paragraph-properties fo:text-align="justify"/>
    </style:style>
    <style:style style:name="T20" style:parent-style-name="Standardnípísmoodstavce" style:family="text">
      <style:text-properties fo:font-style="italic" style:font-style-asian="italic"/>
    </style:style>
    <style:style style:name="T21" style:parent-style-name="Standardnípísmoodstavce" style:family="text">
      <style:text-properties fo:font-style="italic" style:font-style-asian="italic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50/2020<text:bookmark-end text:name="Text14"/></text:p>
            <text:p text:style-name="Normální">KVOP-35095/2020<text:bookmark-end text:name="Text2"/></text:p>
            <text:p text:style-name="Normální"><text:bookmark-start text:name="Text6"/>19. 08. 2020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<text:s text:c="5"/><text:bookmark-end text:name="Text8"/></text:p>
            <text:p text:style-name="Normální"><text:bookmark-start text:name="Text9"/></text:p>
            <text:p text:style-name="Normální"><text:bookmark-end text:name="Text9"/>M. K.</text:p>
            <text:p text:style-name="Normální"/>
            <text:p text:style-name="Normální"/>
            <text:p text:style-name="Normální"/>
            <text:p text:style-name="Normální"/>
            <text:p text:style-name="P17">e-mail:</text:p>
            <text:p text:style-name="P18"/>
            <text:p text:style-name="Normální"/>
          </table:table-cell>
        </table:table-row>
      </table:table>
      <text:h text:style-name="P19" text:outline-level="1">Sdělení o poskytnutí informace a odkaz na zveřejněnou informaci<text:s/>podle § 6 odst. 1 zákona č. 106/1999 Sb., o svobodném přístupu k informacím, ve znění pozdějších předpisů</text:h>
      <text:p text:style-name="Základnítext">Vážená paní K.,</text:p>
      <text:p text:style-name="Základnítext">dne 14. 8. 2020 obdržela Kancelář veřejného ochránce práv Vaši žádost podle zákona č. 106/1999 Sb., o svobodném přístupu k informacím,<text:s/>ve znění pozdějších předpisů,<text:span text:style-name="Značkapozn.podčarou"><text:s/></text:span>ve které požadujete poskytnutí následujících informací, cit.: „<text:span text:style-name="T20">v kolika případech veřejný ochránce práv využil možnosti podat žalobu ve veřejném zájmu podle § 66 odst. 3 s. ř. s. od doby zavedení tohoto institutu i pro veřejn</text:span><text:span text:style-name="T21">ého ochránce až do dne podání této žádosti, a to konkrétně ve věcech, které se nějakým způsobem dotýkají ochrany životního prostředí. Prosím také o texty případně podaných žalob.</text:span>“</text:p>
      <text:h text:style-name="Nadpis1" text:outline-level="1">Informace</text:h>
      <text:p text:style-name="Základnítext">K části žádosti týkající se počtu podaných žalob ve vymezeném období:</text:p>
      <text:p text:style-name="Základnítext">Veřejný ochránce práv do dne 14. 8. 2020 podal dvě žaloby k ochraně veřejného zájmu, které se nějakým způsobem dotýkají ochrany životního prostředí.<text:s/></text:p>
      <text:h text:style-name="Nadpis1" text:outline-level="1">Odkaz na zveřejněnou informaci</text:h>
      <text:p text:style-name="Základnítext">„Pokud žádost o poskytnutí informace směřuje k poskytnutí zveřejněné<text:s/>informace, může povinný subjekt co nejdříve, nejpozději však do sedmi dnů, místo poskytnutí informace sdělit žadateli údaje umožňující vyhledání a získání zveřejněné informace.“<text:span text:style-name="Značkapozn.podčarou"><text:note text:note-class="footnote" text:id="_ftn0"><text:note-citation>1</text:note-citation><text:note-body><text:p text:style-name="Textpozn.podčarou"><text:s/>Ustanovení § 6 odst. 1 zákona o svobodném přístupu k informacím.</text:p></text:note-body></text:note></text:span></text:p>
      <text:p text:style-name="Základnítext">Požadovaný<text:s/>dokument (text první podané žaloby) je dostupný v Evidenci stanovisek ochrance (ESO) prostřednictvím následujícího hypertextového odkazu:<text:s/><text:span text:style-name="Hypertextovýodkaz">https://eso.ochrance.cz/Nalezene/Edit/1668</text:span>. Požadovanou informaci (text druhé podané<text:s/><text:soft-page-break/>žaloby) najdete zveřejněnou, jako přílohu tiskové zprávy ze dne 14. 2. 2020, na internetových stránkách veřejného ochránce práv (<text:span text:style-name="Hypertextovýodkaz">www.ochrance.cz</text:span>).<text:span text:style-name="Značkapozn.podčarou"><text:note text:note-class="footnote" text:id="_ftn1"><text:note-citation>2</text:note-citation><text:note-body><text:p text:style-name="Textpozn.podčarou"><text:s/>Dostupné zde: https://www.ochrance.cz/aktualne/tiskove-zpravy-2020/ombudsmanka-brani-historicke-panorama-olomouce-kontroverzni-santovka-tower-posila-k-soudu/<text:s/></text:p></text:note-body></text:note></text:span></text:p>
      <text:p text:style-name="Základnítext">S pozdravem</text:p>
      <text:p text:style-name="Základnítext"/>
      <text:p text:style-name="Základnítext"/>
      <text:p text:style-name="Základnítext"/>
      <text:p text:style-name="podpis">JUDr. Pavel Pořízek, Ph.D. v. r.</text:p>
      <text:p text:style-name="podpis">vedoucí Kanceláře veřejného ochránce práv</text:p>
      <text:p text:style-name="podpis">(podepsáno elektronicky)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3611in" svg:y="-0.0375in" svg:width="3.41667in" svg:height="0.625in" style:rel-width="scale" style:rel-height="scale"><draw:image xlink:href="media/image1.jpeg" xlink:type="simple" xlink:show="embed" xlink:actuate="onLoad"/><svg:title/><svg:desc/></draw:frame><text:span text:style-name="T11">*KVOPX00AOE21*</text:span></text:p>
        <text:p text:style-name="P12"><text:span text:style-name="T13">KVOPX00AOE21</text:span>KVOPX00AOE21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0-08-27T11:03:00Z</meta:creation-date>
    <dc:date>2020-08-27T11:04:00Z</dc:date>
    <meta:print-date>2016-06-27T07:08:00Z</meta:print-date>
    <meta:template xlink:href="KVOP_dopis%20vedoucího" xlink:type="simple"/>
    <meta:editing-cycles>4</meta:editing-cycles>
    <meta:editing-duration>PT120S</meta:editing-duration>
    <meta:user-defined meta:name="ContentTypeId">0x010100D3A71DC738674B4893D02C4CA0E22FAC</meta:user-defined>
    <meta:document-statistic meta:page-count="2" meta:paragraph-count="3" meta:word-count="272" meta:character-count="1880" meta:row-count="13" meta:non-whitespace-character-count="1611"/>
  </office:meta>
</office:document-meta>
</file>